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3" style:family="paragraph">
      <style:paragraph-properties fo:margin-top="0pt" fo:margin-bottom="0pt" fo:text-indent="0pt"/>
    </style:style>
  </office:automatic-styles>
  <office:body>
    <office:text>
      <text:p text:style-name="p3"><text:span text:style-name="c0">VISUAL HEALTH HISTORY</text:span></text:p>
      <text:p text:style-name="p3"/>
      <text:p text:style-name="p3"><text:span text:style-name="c0">Remembering the entire history of your illness is tough, but navigating a graph of it is really easy! Scrolling through a visual history makes all of your flare-ups and periods of remission instantly obvious. And you can go back as far as you’d like, a graph never forgets.</text:span></text:p>
      <text:p text:style-name="p3"/>
      <text:p text:style-name="p3"><text:span text:style-name="c0">Everything in Flaredown revolves around your illness history graph. You’ll use it to pinpoint the highs and lows of your illness so you can learn from them. That’s the key to understanding what causes your symptoms to flare-up, and what can help you get back into remission.</text:span></text:p>
      <text:p text:style-name="p3"/>
      <text:p text:style-name="p3"><text:span text:style-name="c0">Don’t like graphs? Flaredown gives you other options, and they can all reveal new and interesting things about your illness. The important thing is that you’re able to use them to find your way around your health history, so you can dig deeper and learn more.</text:span></text:p>
      <text:p text:style-name="p3"/>
      <text:p text:style-name="p3"/>
      <text:p text:style-name="p3"><text:span text:style-name="c0">INTELLIGENT HEALTH NOTES</text:span></text:p>
      <text:p text:style-name="p3"/>
      <text:p text:style-name="p3"><text:span text:style-name="c0">Keeping a health journal is your most powerful tool for understanding how all the details of your daily life affect your illness. Flaredown lets you keep as many health notes as you’d like, and attaches them to the graph on the day you took the notes. See something interesting on your illness history graph? Clicking on it will show you the notes you took on that day so you can look for clues.</text:span></text:p>
      <text:p text:style-name="p3"/>
      <text:p text:style-name="p3"><text:span text:style-name="c0">Flaredown even lets you use #hashtags in your notes! It couldn’t be easier--just put “#” in front of any word and Flaredown will gather every instance of that word so you can come back to them later. If you’re wondering whether high stress is sparking your flares, go to your notes and flip through all the times you wrote “#stressed”; check out the way your illness history reacts and see what you can learn!</text:span></text:p>
      <text:p text:style-name="p3"/>
      <text:p text:style-name="p3"/>
      <text:p text:style-name="p3"><text:span text:style-name="c0">EVALUATE YOUR TREATMENTS</text:span></text:p>
      <text:p text:style-name="p3"/>
      <text:p text:style-name="p3"><text:span text:style-name="c0">Similarly, looking at the way your illness history corresponds to your treatments will tell you how well they’re working. Flaredown keeps track of the days that you took your treatments and displays them inline with your illness history graph so you can compare its effect on your health.</text:span></text:p>
      <text:p text:style-name="p3"/>
      <text:p text:style-name="p3"><text:span text:style-name="c0">Treatments aren’t limited to medications--you can track activities, exercise, food, habits, or anything else. Just name it and Flaredown will start keeping track of it. Since treatments can be very expensive, learning early that one of them isn’t working for you could save a lot of money, and will let you move on quickly to your next option.</text:span></text:p>
      <text:p text:style-name="p3"/>
      <text:p text:style-name="p3"/>
      <text:p text:style-name="p3"><text:span text:style-name="c0">HELP YOUR DOCTOR HELP YOU</text:span></text:p>
      <text:p text:style-name="p3"/>
      <text:p text:style-name="p3"><text:span text:style-name="c0">Your doctor probably has a lot of patients. They only have a half hour appointment with you to make decisions that will affect your health for weeks or months until the next time you see them. It’s up to you to make sure they have all the information they need to make the right decisions.</text:span></text:p>
      <text:p text:style-name="p3"/>
      <text:p text:style-name="p3"><text:span text:style-name="c0">Flaredown can generate a summary of your illness since the last time you saw your doctor. You can save information about multiple doctors and their contact details, so when you’re headed to your appointment all you have to do is click “email” or “print” and Flaredown will generate a report and send it off right away.</text:span></text:p>
      <text:p text:style-name="p3"/>
      <text:p text:style-name="p3"><text:span text:style-name="c0">We’ve been working with doctors to make sure we only show them data that will help, and don’t overload them. Are you a medical practitioner with some thoughts about what you’d like to see on a health report from your patients? Get in touch and let us know!</text:span></text:p>
      <text:p text:style-name="p3"/>
      <text:p text:style-name="p3"/>
      <text:p text:style-name="p3"><text:span text:style-name="c0">PATIENTS LEADING RESEARCH</text:span></text:p>
      <text:p text:style-name="p3"/>
      <text:p text:style-name="p3"><text:span text:style-name="c0">The internet is full of scattered information about everything patients have learned about treating and living with their disease. Forums, social networks, and blogs all over the place hold clues about personal treatments and disease triggers that people have recorded. What if we could aggregate data like that and learn from it?</text:span></text:p>
      <text:p text:style-name="p3"/>
      <text:p text:style-name="p3"><text:span text:style-name="c0">Flaredown’s grand vision is to collect that data and give medical researchers, data scientists, and developers access so they can advance research and share what they learn with patients everywhere. We’ll give you the option to contribute completely anonymous information about your conditions and your treatments to a large-scale experiment that can move much more quickly than traditional medical research. Together we’ll evaluate treatments, learn about new things that trigger episodes of chronic illness, and how to avoid them.</text:span></text:p>
    </office:text>
  </office:body>
</office:document-content>
</file>